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9776e" officeooo:paragraph-rsid="0009776e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24pt" officeooo:rsid="000461d8" officeooo:paragraph-rsid="0004d2f0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2pt" officeooo:rsid="00062108" officeooo:paragraph-rsid="00062108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491902" officeooo:paragraph-rsid="00491902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491902" officeooo:paragraph-rsid="004fa89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1806f" officeooo:paragraph-rsid="0011806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5a04b6" officeooo:paragraph-rsid="005a04b6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7696fd" officeooo:paragraph-rsid="007696f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785b3a" officeooo:paragraph-rsid="00785b3a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1eb88" officeooo:paragraph-rsid="0018d33a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1eb88" officeooo:paragraph-rsid="001d8525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3f5a86" officeooo:paragraph-rsid="0047960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785b3a" officeooo:paragraph-rsid="00785b3a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1eb88" officeooo:paragraph-rsid="0014243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25370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28665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6337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b0ed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5a04b6" officeooo:paragraph-rsid="005a04b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823b7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853323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8d0b4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9237b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9fb5e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a78833" officeooo:paragraph-rsid="00a7883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a95135" officeooo:paragraph-rsid="00a9513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bold" officeooo:rsid="00785b3a" officeooo:paragraph-rsid="00785b3a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2pt" officeooo:rsid="007f0453" officeooo:paragraph-rsid="007f0453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color="#c9211e" fo:font-size="14pt" fo:font-style="normal" fo:font-weight="bold" officeooo:rsid="00a4749c" officeooo:paragraph-rsid="00a4749c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tyle="italic" officeooo:rsid="0004d2f0" officeooo:paragraph-rsid="0004d2f0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12c2e1" officeooo:paragraph-rsid="00162e0b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2c2e1" officeooo:paragraph-rsid="0018d33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37a3f7" officeooo:paragraph-rsid="0034e0e8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37a3f7" officeooo:paragraph-rsid="0037a3f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37a3f7" officeooo:paragraph-rsid="003b0ede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37a3f7" officeooo:paragraph-rsid="003b923d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37a3f7" officeooo:paragraph-rsid="003c4102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34e0e8" officeooo:paragraph-rsid="0034e0e8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237361" officeooo:paragraph-rsid="0028665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8a88f7" officeooo:paragraph-rsid="008d0b4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93ce81" officeooo:paragraph-rsid="009970dc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9f0eeb" officeooo:paragraph-rsid="009fb5e7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5a04b6" officeooo:paragraph-rsid="005a04b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ad8217" officeooo:paragraph-rsid="00ad8217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fo:font-weight="normal" officeooo:rsid="00aed15b" officeooo:paragraph-rsid="00aed15b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style="normal" fo:font-weight="bold" officeooo:rsid="001c3b0d" officeooo:paragraph-rsid="001d8525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4pt" fo:font-style="normal" fo:font-weight="bold" officeooo:rsid="0018d33a" officeooo:paragraph-rsid="001d8525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4da3ee" officeooo:paragraph-rsid="004fa892" style:font-style-asian="normal" style:font-weight-asian="normal" style:font-style-complex="normal" style:font-weight-complex="normal"/>
    </style:style>
    <style:style style:name="T1" style:family="text">
      <style:text-properties officeooo:rsid="000b673f"/>
    </style:style>
    <style:style style:name="T2" style:family="text">
      <style:text-properties officeooo:rsid="0012c2e1"/>
    </style:style>
    <style:style style:name="T3" style:family="text">
      <style:text-properties fo:font-weight="bold" officeooo:rsid="0018d33a" style:font-weight-asian="bold" style:font-weight-complex="bold"/>
    </style:style>
    <style:style style:name="T4" style:family="text">
      <style:text-properties fo:font-weight="bold" officeooo:rsid="001c3b0d" style:font-weight-asian="bold" style:font-weight-complex="bold"/>
    </style:style>
    <style:style style:name="T5" style:family="text">
      <style:text-properties officeooo:rsid="00237361"/>
    </style:style>
    <style:style style:name="T6" style:family="text">
      <style:text-properties officeooo:rsid="002d22be"/>
    </style:style>
    <style:style style:name="T7" style:family="text">
      <style:text-properties officeooo:rsid="002d64e3"/>
    </style:style>
    <style:style style:name="T8" style:family="text">
      <style:text-properties officeooo:rsid="002f8655"/>
    </style:style>
    <style:style style:name="T9" style:family="text">
      <style:text-properties officeooo:rsid="002fa0a9"/>
    </style:style>
    <style:style style:name="T10" style:family="text">
      <style:text-properties officeooo:rsid="00329ccf"/>
    </style:style>
    <style:style style:name="T11" style:family="text">
      <style:text-properties fo:font-size="12pt" officeooo:rsid="0018d33a" style:font-size-asian="10.5pt" style:font-size-complex="12pt"/>
    </style:style>
    <style:style style:name="T12" style:family="text">
      <style:text-properties fo:font-size="12pt" officeooo:rsid="00406e4a" style:font-size-asian="10.5pt" style:font-size-complex="12pt"/>
    </style:style>
    <style:style style:name="T13" style:family="text">
      <style:text-properties fo:font-size="12pt" officeooo:rsid="0040d751" style:font-size-asian="10.5pt" style:font-size-complex="12pt"/>
    </style:style>
    <style:style style:name="T14" style:family="text">
      <style:text-properties fo:font-size="12pt" officeooo:rsid="00433882" style:font-size-asian="10.5pt" style:font-size-complex="12pt"/>
    </style:style>
    <style:style style:name="T15" style:family="text">
      <style:text-properties fo:font-size="12pt" officeooo:rsid="0044a21f" style:font-size-asian="10.5pt" style:font-size-complex="12pt"/>
    </style:style>
    <style:style style:name="T16" style:family="text">
      <style:text-properties fo:font-size="12pt" officeooo:rsid="004596af" style:font-size-asian="10.5pt" style:font-size-complex="12pt"/>
    </style:style>
    <style:style style:name="T17" style:family="text">
      <style:text-properties fo:font-size="12pt" officeooo:rsid="0045e683" style:font-size-asian="10.5pt" style:font-size-complex="12pt"/>
    </style:style>
    <style:style style:name="T18" style:family="text">
      <style:text-properties officeooo:rsid="004da3ee"/>
    </style:style>
    <style:style style:name="T19" style:family="text">
      <style:text-properties officeooo:rsid="005aedbb"/>
    </style:style>
    <style:style style:name="T20" style:family="text">
      <style:text-properties officeooo:rsid="0060afd4"/>
    </style:style>
    <style:style style:name="T21" style:family="text">
      <style:text-properties officeooo:rsid="006242d4"/>
    </style:style>
    <style:style style:name="T22" style:family="text">
      <style:text-properties officeooo:rsid="00643262"/>
    </style:style>
    <style:style style:name="T23" style:family="text">
      <style:text-properties officeooo:rsid="00677182"/>
    </style:style>
    <style:style style:name="T24" style:family="text">
      <style:text-properties officeooo:rsid="006b6473"/>
    </style:style>
    <style:style style:name="T25" style:family="text">
      <style:text-properties officeooo:rsid="006c7259"/>
    </style:style>
    <style:style style:name="T26" style:family="text">
      <style:text-properties officeooo:rsid="00701954"/>
    </style:style>
    <style:style style:name="T27" style:family="text">
      <style:text-properties officeooo:rsid="00781a40"/>
    </style:style>
    <style:style style:name="T28" style:family="text">
      <style:text-properties officeooo:rsid="007a6238"/>
    </style:style>
    <style:style style:name="T29" style:family="text">
      <style:text-properties officeooo:rsid="007bc27f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83403b"/>
    </style:style>
    <style:style style:name="T32" style:family="text">
      <style:text-properties officeooo:rsid="00853323"/>
    </style:style>
    <style:style style:name="T33" style:family="text">
      <style:text-properties officeooo:rsid="008a88f7"/>
    </style:style>
    <style:style style:name="T34" style:family="text">
      <style:text-properties officeooo:rsid="008ea150"/>
    </style:style>
    <style:style style:name="T35" style:family="text">
      <style:text-properties officeooo:rsid="009f0eeb"/>
    </style:style>
    <style:style style:name="T36" style:family="text">
      <style:text-properties officeooo:rsid="00a49a2b"/>
    </style:style>
    <style:style style:name="T37" style:family="text">
      <style:text-properties officeooo:rsid="00aed15b"/>
    </style:style>
    <style:style style:name="T38" style:family="text">
      <style:text-properties officeooo:rsid="00b0c9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ojet PROG5 – Éditeur de liens</text:p>
      <text:p text:style-name="P3"/>
      <text:p text:style-name="P4">Compte-Rendu</text:p>
      <text:p text:style-name="P4"/>
      <text:p text:style-name="P29"><text:span text:style-name="T30">Groupe n°13 :</text:span> </text:p>
      <text:p text:style-name="P31">BAH Mamadou Lamine, BAH Amadou Labbo, MUSHINGA Dan,</text:p>
      <text:p text:style-name="P2">HAFID Mohamed, <text:span text:style-name="T1">BELAID Mohamed, BELAID Amani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I . Mode d’emploi</text:p>
      <text:p text:style-name="P7"/>
      <text:p text:style-name="P15">Afin d’exécuter le code <text:span text:style-name="T2">fourni il faut :</text:span></text:p>
      <text:p text:style-name="P32"><text:tab/><text:tab/><text:tab/><text:tab/><text:tab/><text:tab/> - se mettre dans le répertoire principale </text:p>
      <text:p text:style-name="P33"><text:tab/><text:tab/><text:tab/><text:tab/><text:tab/><text:tab/> - </text:p>
      <text:p text:style-name="P11"/>
      <text:p text:style-name="P11"/>
      <text:p text:style-name="P12"><text:span text:style-name="T3">II . </text:span><text:span text:style-name="T4">Structure du code</text:span></text:p>
      <text:p text:style-name="P47"/>
      <text:p text:style-name="P16">Pour implémenter le programme nous avons choisi de mettre dans un fichier différent chaque étape <text:span text:style-name="T5">avec un fichier main les regroupant tous :</text:span></text:p>
      <text:p text:style-name="P17"/>
      <text:p text:style-name="P34">Étape 1:<text:tab/></text:p>
      <text:p text:style-name="P39"><text:tab/>- Elf_header.c pour la récupération des entêtes</text:p>
      <text:p text:style-name="P40"><text:tab/>- print_head.c pour l’affichage des entêtes </text:p>
      <text:p text:style-name="P18"/>
      <text:p text:style-name="P35">Étape 2 : </text:p>
      <text:p text:style-name="P18"><text:tab/>- <text:span text:style-name="T6">Elf_symbole.c pour la récupération des tables de symboles</text:span></text:p>
      <text:p text:style-name="P17"><text:tab/>- <text:span text:style-name="T7">print_symbole.c pour l’affichage des tables de symboles</text:span></text:p>
      <text:p text:style-name="P19"/>
      <text:p text:style-name="P36">Étape 3 : </text:p>
      <text:p text:style-name="P17"><text:tab/>- <text:span text:style-name="T8">print_content_section.c pour l’affichage du contenu d’une section</text:span></text:p>
      <text:p text:style-name="P17"/>
      <text:p text:style-name="P37">Étape 4 :</text:p>
      <text:p text:style-name="P17"><text:tab/>- <text:span text:style-name="T10">section_header.c pour la récupération et l’affichage des tables de sections</text:span></text:p>
      <text:p text:style-name="P17"/>
      <text:p text:style-name="P38">Étape 5 :</text:p>
      <text:p text:style-name="P17"><text:tab/>- <text:span text:style-name="T9">reloc_table.c pour la récupération et l’affichage des tables de ré-implémentations</text:span></text:p>
      <text:p text:style-name="P48"/>
      <text:p text:style-name="P13"><text:span text:style-name="T3"><text:tab/></text:span><text:span text:style-name="T11">- </text:span><text:span text:style-name="T12">readelf </text:span><text:span text:style-name="T13">est l’exécutable de toute la phase 1 : </text:span></text:p>
      <text:p text:style-name="P13"><text:span text:style-name="T13"><text:tab/><text:tab/>./</text:span><text:span text:style-name="T14">readelf </text:span><text:span text:style-name="T15">&lt;option&gt; </text:span><text:span text:style-name="T16">Exemples_</text:span><text:span text:style-name="T17">loaders/&lt;un des fichiers exemples fournis&gt;</text:span><text:span text:style-name="T13"> </text:span></text:p>
      <text:p text:style-name="P5"/>
      <text:p text:style-name="P6">Avec ‘option’ représentant <text:span text:style-name="T18">celles présentées dans le sujet : - r pour la table des ré-implémentations, </text:span></text:p>
      <text:p text:style-name="P49">-s pour la table des symboles, -S pour la table des sections, -h pour l’entêtes.</text:p>
      <text:p text:style-name="P6"/>
      <text:p text:style-name="P6"/>
      <text:p text:style-name="P6"/>
      <text:p text:style-name="P8">III . <text:span text:style-name="T19">Fonctions implémentées et problèmes rencontrés</text:span></text:p>
      <text:p text:style-name="P8"/>
      <text:p text:style-name="P26">Fonctions implémentées qui fonctionnent correctement : </text:p>
      <text:p text:style-name="P20">- <text:span text:style-name="T20">Affichage de l’en-têtes </text:span></text:p>
      <text:p text:style-name="P20">- <text:span text:style-name="T21">Affichage de la table des symboles</text:span></text:p>
      <text:p text:style-name="P20">- <text:span text:style-name="T22">Affichage du contenu d’une section</text:span></text:p>
      <text:p text:style-name="P20">- <text:span text:style-name="T23">Affichage de la tables des sections</text:span></text:p>
      <text:p text:style-name="P20">- <text:span text:style-name="T23">Affichage de la table des ré-implémentations</text:span></text:p>
      <text:p text:style-name="P20">- <text:span text:style-name="T24">Fusion et renumérotations des sections</text:span></text:p>
      <text:p text:style-name="P20"/>
      <text:p text:style-name="P45">Fonctions implémentées <text:span text:style-name="T37">qui fonctionnent <text:s/>partiellement : <text:s/></text:span></text:p>
      <text:p text:style-name="P20">- <text:span text:style-name="T25">Fusion et renumérotations des symboles</text:span></text:p>
      <text:p text:style-name="P20"/>
      <text:p text:style-name="P46"><text:soft-page-break/>Fonctions <text:span text:style-name="T38">implémentées qui ne fonctionnent pas</text:span></text:p>
      <text:p text:style-name="P20">- <text:span text:style-name="T26">Fusion et correction de la table des ré-implémentations</text:span></text:p>
      <text:p text:style-name="P20"/>
      <text:p text:style-name="P27">Fonctions non implémentées : </text:p>
      <text:p text:style-name="P20">- <text:span text:style-name="T28">Production du format ELF</text:span></text:p>
      <text:p text:style-name="P9"/>
      <text:p text:style-name="P9"/>
      <text:p text:style-name="P9"/>
      <text:p text:style-name="P9">IV . <text:span text:style-name="T27">Tests</text:span></text:p>
      <text:p text:style-name="P9"/>
      <text:p text:style-name="P9"/>
      <text:p text:style-name="P30">A <text:span text:style-name="T36">COMPLÉTER</text:span> </text:p>
      <text:p text:style-name="P9"/>
      <text:p text:style-name="P9"/>
      <text:p text:style-name="P9"/>
      <text:p text:style-name="P10">V . <text:s/><text:span text:style-name="T29">Journal</text:span></text:p>
      <text:p text:style-name="P14"/>
      <text:p text:style-name="P21">- du 13/12/2019 au 16/12/2019 : <text:s/>étape 1 par BAH Amadou et BAH Mamadou</text:p>
      <text:p text:style-name="P22"><text:tab/><text:tab/><text:tab/><text:tab/> <text:s text:c="5"/><text:span text:style-name="T31">étape 2 par BELAID Mohamed et BELAID Amani </text:span></text:p>
      <text:p text:style-name="P22"><text:tab/><text:tab/><text:tab/><text:tab/> <text:s text:c="5"/><text:span text:style-name="T32">étape 3 par MUSHINGA</text:span> <text:span text:style-name="T33">Dan et HAFID Mohamed</text:span></text:p>
      <text:p text:style-name="P23"><text:tab/><text:tab/><text:tab/><text:tab/> <text:s text:c="5"/></text:p>
      <text:p text:style-name="P41">- du 17/12/2019 au 18/12/2019 : <text:s/>étape 4 par BAH Amadou et BAH Mamadou</text:p>
      <text:p text:style-name="P42"><text:tab/><text:tab/><text:tab/><text:tab/> <text:s text:c="5"/>tests sur les étapes 1,2 et 4 par BAH Amadou et BAH Mamadou</text:p>
      <text:p text:style-name="P42"><text:tab/><text:tab/><text:tab/><text:tab/> <text:s text:c="5"/>tests sur l’étape 3 par MUSHINGA Dan et HAFID Mohamed </text:p>
      <text:p text:style-name="P22"><text:tab/><text:tab/><text:tab/><text:tab/> <text:s text:c="5"/></text:p>
      <text:p text:style-name="P24">- <text:span text:style-name="T34">du 17/12/2019 au 20/12/2019 : étape 5 par BELAID Mohamed et BELAID Amani</text:span></text:p>
      <text:p text:style-name="P24"/>
      <text:p text:style-name="P25">- <text:span text:style-name="T35">du 06/01/2020 au 09/01/2020 : <text:s/>étape 6 par HAFID Mohamed et MUSHINGA Dan</text:span></text:p>
      <text:p text:style-name="P43"><text:tab/><text:tab/><text:tab/><text:tab/> <text:s text:c="5"/>étape 7 par BAH Mamadou et BAH Amadou</text:p>
      <text:p text:style-name="P43"><text:tab/><text:tab/><text:tab/><text:tab/> <text:s text:c="5"/>étape 8 par BELAID Mohamed et BELAID Amani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8:42:17.278000000</meta:creation-date>
    <dc:date>2020-01-09T09:39:55.954000000</dc:date>
    <meta:editing-duration>PT9H5M27S</meta:editing-duration>
    <meta:editing-cycles>170</meta:editing-cycles>
    <meta:generator>LibreOffice/6.2.7.1$Windows_x86 LibreOffice_project/23edc44b61b830b7d749943e020e96f5a7df63bf</meta:generator>
    <meta:document-statistic meta:table-count="0" meta:image-count="0" meta:object-count="0" meta:page-count="3" meta:paragraph-count="56" meta:word-count="398" meta:character-count="2484" meta:non-whitespace-character-count="2012"/>
  </office:meta>
</office:document-meta>
</file>